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cm"/>
    </style:style>
    <style:style style:name="ro1" style:family="table-row">
      <style:table-row-properties style:row-height="0.8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1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column table:style-name="co2" table:number-columns-repeated="2" table:default-cell-style-name="ce4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01" table:default-cell-style-name="Default"/>
        <table:table-row table:style-name="ro1">
          <table:table-cell table:style-name="ce1"/>
          <table:table-cell table:style-name="ce2" office:value-type="float" office:value="2006" calcext:value-type="float">
            <text:p>2006</text:p>
          </table:table-cell>
          <table:table-cell table:style-name="ce3" office:value-type="string" calcext:value-type="string">
            <text:p>Kenaikan 2006 vs 2005</text:p>
          </table:table-cell>
          <table:table-cell table:style-name="ce2" office:value-type="float" office:value="2007" calcext:value-type="float">
            <text:p>2007</text:p>
          </table:table-cell>
          <table:table-cell table:style-name="ce3" office:value-type="string" calcext:value-type="string">
            <text:p>Kenaikan 2007 vs 2006</text:p>
          </table:table-cell>
          <table:table-cell table:style-name="ce2" office:value-type="float" office:value="2008" calcext:value-type="float">
            <text:p>2008</text:p>
          </table:table-cell>
          <table:table-cell table:style-name="ce3" office:value-type="string" calcext:value-type="string">
            <text:p>Kenaikan 2008 vs 20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office:value-type="string" calcext:value-type="string">
            <text:p>Kenaikan 2009 vs 200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office:value-type="string" calcext:value-type="string">
            <text:p>Kenaikan 2010 vs 200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office:value-type="string" calcext:value-type="string">
            <text:p>Kenaikan 2011 vs 2010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office:value-type="string" calcext:value-type="string">
            <text:p>Kenaikan 2012 vs 201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office:value-type="string" calcext:value-type="string">
            <text:p>Kenaikan 2013 vs 2012</text:p>
          </table:table-cell>
          <table:table-cell table:style-name="ce2" office:value-type="float" office:value="2014" calcext:value-type="float">
            <text:p>2014</text:p>
          </table:table-cell>
          <table:table-cell table:style-name="ce3" office:value-type="string" calcext:value-type="string">
            <text:p>Kenaikan 2014 vs 2013</text:p>
          </table:table-cell>
          <table:table-cell table:style-name="ce2" office:value-type="float" office:value="2015" calcext:value-type="float">
            <text:p>2015</text:p>
          </table:table-cell>
          <table:table-cell table:style-name="ce3" office:value-type="string" calcext:value-type="string">
            <text:p>Kenaikan 2015 vs 2014</text:p>
          </table:table-cell>
          <table:table-cell table:style-name="ce2" office:value-type="float" office:value="2016" calcext:value-type="float">
            <office:annotation draw:style-name="gr1" draw:text-style-name="P1" svg:width="2.899cm" svg:height="2.176cm" svg:x="51.615cm" svg:y="0cm" draw:caption-point-x="-0.61cm" draw:caption-point-y="0.01cm">
              <dc:date>2016-01-22T00:00:00</dc:date>
              <text:p text:style-name="P1">Tidak ada kenaikan tahun ini, tapi ada gaji ke-13 (di luar THR)</text:p>
            </office:annotation>
            <text:p>2016</text:p>
          </table:table-cell>
          <table:table-cell table:style-name="ce3" office:value-type="string" calcext:value-type="string">
            <text:p>Kenaikan 2016 vs 2015</text:p>
          </table:table-cell>
          <table:table-cell table:style-name="ce1" table:number-columns-repeated="1001"/>
        </table:table-row>
        <table:table-row table:style-name="ro2">
          <table:table-cell office:value-type="string" calcext:value-type="string">
            <text:p>1A tahun0</text:p>
          </table:table-cell>
          <table:table-cell office:value-type="float" office:value="661300" calcext:value-type="float">
            <text:p>661300</text:p>
          </table:table-cell>
          <table:table-cell/>
          <table:table-cell office:value-type="float" office:value="760500" calcext:value-type="float">
            <text:p>760500</text:p>
          </table:table-cell>
          <table:table-cell table:style-name="ce4" table:formula="of:=[.D2]/[.B2]-1" office:value-type="percentage" office:value="0.150007560864963" calcext:value-type="percentage">
            <text:p>15.00%</text:p>
          </table:table-cell>
          <table:table-cell office:value-type="float" office:value="910000" calcext:value-type="float">
            <text:p>910000</text:p>
          </table:table-cell>
          <table:table-cell table:style-name="ce4" table:formula="of:=[.F2]/[.D2]-1" office:value-type="percentage" office:value="0.196581196581197" calcext:value-type="percentage">
            <text:p>19.66%</text:p>
          </table:table-cell>
          <table:table-cell office:value-type="float" office:value="1040000" calcext:value-type="float">
            <text:p>1040000</text:p>
          </table:table-cell>
          <table:table-cell table:style-name="ce4" table:formula="of:=[.H2]/[.F2]-1" office:value-type="percentage" office:value="0.142857142857143" calcext:value-type="percentage">
            <text:p>14.29%</text:p>
          </table:table-cell>
          <table:table-cell office:value-type="float" office:value="1095000" calcext:value-type="float">
            <text:p>1095000</text:p>
          </table:table-cell>
          <table:table-cell table:style-name="ce4" table:formula="of:=[.J2]/[.H2]-1" office:value-type="percentage" office:value="0.0528846153846154" calcext:value-type="percentage">
            <text:p>5.29%</text:p>
          </table:table-cell>
          <table:table-cell office:value-type="float" office:value="1175000" calcext:value-type="float">
            <text:p>1175000</text:p>
          </table:table-cell>
          <table:table-cell table:style-name="ce4" table:formula="of:=[.L2]/[.J2]-1" office:value-type="percentage" office:value="0.0730593607305936" calcext:value-type="percentage">
            <text:p>7.31%</text:p>
          </table:table-cell>
          <table:table-cell office:value-type="float" office:value="1260000" calcext:value-type="float">
            <text:p>1260000</text:p>
          </table:table-cell>
          <table:table-cell table:formula="of:=[.N2]/[.L2]-1" office:value-type="percentage" office:value="0.0723404255319149" calcext:value-type="percentage">
            <text:p>7.23%</text:p>
          </table:table-cell>
          <table:table-cell table:style-name="Default" office:value-type="float" office:value="1323000" calcext:value-type="float">
            <text:p>1323000</text:p>
          </table:table-cell>
          <table:table-cell table:formula="of:=[.P2]/[.N2]-1" office:value-type="percentage" office:value="0.05" calcext:value-type="percentage">
            <text:p>5.00%</text:p>
          </table:table-cell>
          <table:table-cell office:value-type="float" office:value="1402400" calcext:value-type="float">
            <text:p>1402400</text:p>
          </table:table-cell>
          <table:table-cell table:style-name="ce4" table:formula="of:=[.R2]/[.P2]-1" office:value-type="percentage" office:value="0.0600151171579744" calcext:value-type="percentage">
            <text:p>6.00%</text:p>
          </table:table-cell>
          <table:table-cell office:value-type="float" office:value="1486500" calcext:value-type="float">
            <text:p>1486500</text:p>
          </table:table-cell>
          <table:table-cell table:formula="of:=[.T2]/[.R2]-1" office:value-type="percentage" office:value="0.0599686252139191" calcext:value-type="percentage">
            <text:p>6.00%</text:p>
          </table:table-cell>
          <table:table-cell office:value-type="float" office:value="1486500" calcext:value-type="float">
            <text:p>1486500</text:p>
          </table:table-cell>
          <table:table-cell table:formula="of:=[.V2]/[.T2]-1" office:value-type="percentage" office:value="0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A tahun0</text:p>
          </table:table-cell>
          <table:table-cell office:value-type="float" office:value="834400" calcext:value-type="float">
            <text:p>834400</text:p>
          </table:table-cell>
          <table:table-cell/>
          <table:table-cell office:value-type="float" office:value="961000" calcext:value-type="float">
            <text:p>961000</text:p>
          </table:table-cell>
          <table:table-cell table:style-name="ce4" table:formula="of:=[.D3]/[.B3]-1" office:value-type="percentage" office:value="0.151725790987536" calcext:value-type="percentage">
            <text:p>15.17%</text:p>
          </table:table-cell>
          <table:table-cell office:value-type="float" office:value="1151700" calcext:value-type="float">
            <text:p>1151700</text:p>
          </table:table-cell>
          <table:table-cell table:style-name="ce4" table:formula="of:=[.F3]/[.D3]-1" office:value-type="percentage" office:value="0.19843912591051" calcext:value-type="percentage">
            <text:p>19.84%</text:p>
          </table:table-cell>
          <table:table-cell office:value-type="float" office:value="1320300" calcext:value-type="float">
            <text:p>1320300</text:p>
          </table:table-cell>
          <table:table-cell table:style-name="ce4" table:formula="of:=[.H3]/[.F3]-1" office:value-type="percentage" office:value="0.146392289658765" calcext:value-type="percentage">
            <text:p>14.64%</text:p>
          </table:table-cell>
          <table:table-cell office:value-type="float" office:value="1390100" calcext:value-type="float">
            <text:p>1390100</text:p>
          </table:table-cell>
          <table:table-cell table:style-name="ce4" table:formula="of:=[.J3]/[.H3]-1" office:value-type="percentage" office:value="0.0528667727031735" calcext:value-type="percentage">
            <text:p>5.29%</text:p>
          </table:table-cell>
          <table:table-cell office:value-type="float" office:value="1505400" calcext:value-type="float">
            <text:p>1505400</text:p>
          </table:table-cell>
          <table:table-cell table:style-name="ce4" table:formula="of:=[.L3]/[.J3]-1" office:value-type="percentage" office:value="0.0829436731170419" calcext:value-type="percentage">
            <text:p>8.29%</text:p>
          </table:table-cell>
          <table:table-cell office:value-type="float" office:value="1624700" calcext:value-type="float">
            <text:p>1624700</text:p>
          </table:table-cell>
          <table:table-cell table:formula="of:=[.N3]/[.L3]-1" office:value-type="percentage" office:value="0.0792480403879368" calcext:value-type="percentage">
            <text:p>7.92%</text:p>
          </table:table-cell>
          <table:table-cell table:style-name="Default" office:value-type="float" office:value="1714100" calcext:value-type="float">
            <text:p>1714100</text:p>
          </table:table-cell>
          <table:table-cell table:formula="of:=[.P3]/[.N3]-1" office:value-type="percentage" office:value="0.055025543177202" calcext:value-type="percentage">
            <text:p>5.50%</text:p>
          </table:table-cell>
          <table:table-cell office:value-type="float" office:value="1816900" calcext:value-type="float">
            <text:p>1816900</text:p>
          </table:table-cell>
          <table:table-cell table:style-name="ce4" table:formula="of:=[.R3]/[.P3]-1" office:value-type="percentage" office:value="0.0599731637594072" calcext:value-type="percentage">
            <text:p>6.00%</text:p>
          </table:table-cell>
          <table:table-cell office:value-type="float" office:value="1926000" calcext:value-type="float">
            <text:p>1926000</text:p>
          </table:table-cell>
          <table:table-cell table:formula="of:=[.T3]/[.R3]-1" office:value-type="percentage" office:value="0.0600473333700258" calcext:value-type="percentage">
            <text:p>6.00%</text:p>
          </table:table-cell>
          <table:table-cell office:value-type="float" office:value="1926000" calcext:value-type="float">
            <text:p>1926000</text:p>
          </table:table-cell>
          <table:table-cell table:formula="of:=[.V3]/[.T3]-1" office:value-type="percentage" office:value="0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3A tahun0</text:p>
          </table:table-cell>
          <table:table-cell office:value-type="float" office:value="1041200" calcext:value-type="float">
            <text:p>1041200</text:p>
          </table:table-cell>
          <table:table-cell/>
          <table:table-cell office:value-type="float" office:value="1200600" calcext:value-type="float">
            <text:p>1200600</text:p>
          </table:table-cell>
          <table:table-cell table:style-name="ce4" table:formula="of:=[.D4]/[.B4]-1" office:value-type="percentage" office:value="0.153092585478294" calcext:value-type="percentage">
            <text:p>15.31%</text:p>
          </table:table-cell>
          <table:table-cell office:value-type="float" office:value="1440600" calcext:value-type="float">
            <text:p>1440600</text:p>
          </table:table-cell>
          <table:table-cell table:style-name="ce4" table:formula="of:=[.F4]/[.D4]-1" office:value-type="percentage" office:value="0.199900049975013" calcext:value-type="percentage">
            <text:p>19.99%</text:p>
          </table:table-cell>
          <table:table-cell office:value-type="float" office:value="1655800" calcext:value-type="float">
            <text:p>1655800</text:p>
          </table:table-cell>
          <table:table-cell table:style-name="ce4" table:formula="of:=[.H4]/[.F4]-1" office:value-type="percentage" office:value="0.149382201860336" calcext:value-type="percentage">
            <text:p>14.94%</text:p>
          </table:table-cell>
          <table:table-cell office:value-type="float" office:value="1743400" calcext:value-type="float">
            <text:p>1743400</text:p>
          </table:table-cell>
          <table:table-cell table:style-name="ce4" table:formula="of:=[.J4]/[.H4]-1" office:value-type="percentage" office:value="0.0529049402101702" calcext:value-type="percentage">
            <text:p>5.29%</text:p>
          </table:table-cell>
          <table:table-cell office:value-type="float" office:value="1902300" calcext:value-type="float">
            <text:p>1902300</text:p>
          </table:table-cell>
          <table:table-cell table:style-name="ce4" table:formula="of:=[.L4]/[.J4]-1" office:value-type="percentage" office:value="0.0911437421131123" calcext:value-type="percentage">
            <text:p>9.11%</text:p>
          </table:table-cell>
          <table:table-cell office:value-type="float" office:value="2064100" calcext:value-type="float">
            <text:p>2064100</text:p>
          </table:table-cell>
          <table:table-cell table:formula="of:=[.N4]/[.L4]-1" office:value-type="percentage" office:value="0.0850549335015507" calcext:value-type="percentage">
            <text:p>8.51%</text:p>
          </table:table-cell>
          <table:table-cell table:style-name="Default" office:value-type="float" office:value="2186400" calcext:value-type="float">
            <text:p>2186400</text:p>
          </table:table-cell>
          <table:table-cell table:formula="of:=[.P4]/[.N4]-1" office:value-type="percentage" office:value="0.059251005280752" calcext:value-type="percentage">
            <text:p>5.93%</text:p>
          </table:table-cell>
          <table:table-cell office:value-type="float" office:value="2317600" calcext:value-type="float">
            <text:p>2317600</text:p>
          </table:table-cell>
          <table:table-cell table:style-name="ce4" table:formula="of:=[.R4]/[.P4]-1" office:value-type="percentage" office:value="0.0600073179656055" calcext:value-type="percentage">
            <text:p>6.00%</text:p>
          </table:table-cell>
          <table:table-cell office:value-type="float" office:value="2456700" calcext:value-type="float">
            <text:p>2456700</text:p>
          </table:table-cell>
          <table:table-cell table:formula="of:=[.T4]/[.R4]-1" office:value-type="percentage" office:value="0.0600189851570589" calcext:value-type="percentage">
            <text:p>6.00%</text:p>
          </table:table-cell>
          <table:table-cell office:value-type="float" office:value="2456700" calcext:value-type="float">
            <text:p>2456700</text:p>
          </table:table-cell>
          <table:table-cell table:formula="of:=[.V4]/[.T4]-1" office:value-type="percentage" office:value="0" calcext:value-type="percentage">
            <text:p>0.00%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4A tahun0</text:p>
          </table:table-cell>
          <table:table-cell office:value-type="float" office:value="1228900" calcext:value-type="float">
            <text:p>1228900</text:p>
          </table:table-cell>
          <table:table-cell/>
          <table:table-cell office:value-type="float" office:value="1280900" calcext:value-type="float">
            <text:p>1280900</text:p>
          </table:table-cell>
          <table:table-cell table:style-name="ce4" table:formula="of:=[.D5]/[.B5]-1" office:value-type="percentage" office:value="0.0423142647896493" calcext:value-type="percentage">
            <text:p>4.23%</text:p>
          </table:table-cell>
          <table:table-cell office:value-type="float" office:value="1700300" calcext:value-type="float">
            <text:p>1700300</text:p>
          </table:table-cell>
          <table:table-cell table:style-name="ce4" table:formula="of:=[.F5]/[.D5]-1" office:value-type="percentage" office:value="0.327426028573659" calcext:value-type="percentage">
            <text:p>32.74%</text:p>
          </table:table-cell>
          <table:table-cell office:value-type="float" office:value="1954300" calcext:value-type="float">
            <text:p>1954300</text:p>
          </table:table-cell>
          <table:table-cell table:style-name="ce4" table:formula="of:=[.H5]/[.F5]-1" office:value-type="percentage" office:value="0.149385402576016" calcext:value-type="percentage">
            <text:p>14.94%</text:p>
          </table:table-cell>
          <table:table-cell office:value-type="float" office:value="2057600" calcext:value-type="float">
            <text:p>2057600</text:p>
          </table:table-cell>
          <table:table-cell table:style-name="ce4" table:formula="of:=[.J5]/[.H5]-1" office:value-type="percentage" office:value="0.0528578007470706" calcext:value-type="percentage">
            <text:p>5.29%</text:p>
          </table:table-cell>
          <table:table-cell office:value-type="float" office:value="2245200" calcext:value-type="float">
            <text:p>2245200</text:p>
          </table:table-cell>
          <table:table-cell table:style-name="ce4" table:formula="of:=[.L5]/[.J5]-1" office:value-type="percentage" office:value="0.0911741835147746" calcext:value-type="percentage">
            <text:p>9.12%</text:p>
          </table:table-cell>
          <table:table-cell office:value-type="float" office:value="2436100" calcext:value-type="float">
            <text:p>2436100</text:p>
          </table:table-cell>
          <table:table-cell table:formula="of:=[.N5]/[.L5]-1" office:value-type="percentage" office:value="0.0850258328879387" calcext:value-type="percentage">
            <text:p>8.50%</text:p>
          </table:table-cell>
          <table:table-cell table:style-name="Default" office:value-type="float" office:value="2580500" calcext:value-type="float">
            <text:p>2580500</text:p>
          </table:table-cell>
          <table:table-cell table:formula="of:=[.P5]/[.N5]-1" office:value-type="percentage" office:value="0.059275070809901" calcext:value-type="percentage">
            <text:p>5.93%</text:p>
          </table:table-cell>
          <table:table-cell office:value-type="float" office:value="2735300" calcext:value-type="float">
            <text:p>2735300</text:p>
          </table:table-cell>
          <table:table-cell table:style-name="ce4" table:formula="of:=[.R5]/[.P5]-1" office:value-type="percentage" office:value="0.059988374346057" calcext:value-type="percentage">
            <text:p>6.00%</text:p>
          </table:table-cell>
          <table:table-cell office:value-type="float" office:value="2899500" calcext:value-type="float">
            <text:p>2899500</text:p>
          </table:table-cell>
          <table:table-cell table:formula="of:=[.T5]/[.R5]-1" office:value-type="percentage" office:value="0.0600299784301539" calcext:value-type="percentage">
            <text:p>6.00%</text:p>
          </table:table-cell>
          <table:table-cell office:value-type="float" office:value="2899500" calcext:value-type="float">
            <text:p>2899500</text:p>
          </table:table-cell>
          <table:table-cell table:formula="of:=[.V5]/[.T5]-1" office:value-type="percentage" office:value="0" calcext:value-type="percentage">
            <text:p>0.00%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Default" table:number-columns-repeated="2"/>
          <table:table-cell/>
          <table:table-cell table:style-name="ce4"/>
          <table:table-cell table:number-columns-repeated="1005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3:05:17.622678878</meta:creation-date>
    <dc:date>2016-01-22T13:44:23.748874498</dc:date>
    <meta:editing-duration>PT39M</meta:editing-duration>
    <meta:editing-cycles>15</meta:editing-cycles>
    <meta:generator>LibreOffice/4.3.3.2$Linux_X86_64 LibreOffice_project/430m0$Build-2</meta:generator>
    <meta:document-statistic meta:table-count="1" meta:cell-count="110" meta:object-count="0"/>
  </office:meta>
</office:document-meta>
</file>